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PI()/180*[.A1]" office:value-type="float" office:value="0.0872664625997165" calcext:value-type="float">
            <text:p>0.0872664626</text:p>
          </table:table-cell>
          <table:table-cell/>
          <table:table-cell table:formula="of:=SIN([.B1])" office:value-type="float" office:value="0.0871557427476582" calcext:value-type="float">
            <text:p>0.0871557427</text:p>
          </table:table-cell>
          <table:table-cell table:formula="of:=1/(2*[.D1])" office:value-type="float" office:value="5.73685662283493" calcext:value-type="float">
            <text:p>5.7368566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I()/180*[.A2]" office:value-type="float" office:value="0.174532925199433" calcext:value-type="float">
            <text:p>0.1745329252</text:p>
          </table:table-cell>
          <table:table-cell/>
          <table:table-cell table:formula="of:=SIN([.B2])" office:value-type="float" office:value="0.17364817766693" calcext:value-type="float">
            <text:p>0.1736481777</text:p>
          </table:table-cell>
          <table:table-cell table:formula="of:=1/(2*[.D2])" office:value-type="float" office:value="2.87938524157182" calcext:value-type="float">
            <text:p>2.8793852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I()/180*[.A3]" office:value-type="float" office:value="0.261799387799149" calcext:value-type="float">
            <text:p>0.2617993878</text:p>
          </table:table-cell>
          <table:table-cell/>
          <table:table-cell table:formula="of:=SIN([.B3])" office:value-type="float" office:value="0.258819045102521" calcext:value-type="float">
            <text:p>0.2588190451</text:p>
          </table:table-cell>
          <table:table-cell table:formula="of:=1/(2*[.D3])" office:value-type="float" office:value="1.93185165257814" calcext:value-type="float">
            <text:p>1.9318516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I()/180*[.A4]" office:value-type="float" office:value="0.349065850398866" calcext:value-type="float">
            <text:p>0.3490658504</text:p>
          </table:table-cell>
          <table:table-cell/>
          <table:table-cell table:formula="of:=SIN([.B4])" office:value-type="float" office:value="0.342020143325669" calcext:value-type="float">
            <text:p>0.3420201433</text:p>
          </table:table-cell>
          <table:table-cell table:formula="of:=1/(2*[.D4])" office:value-type="float" office:value="1.46190220008154" calcext:value-type="float">
            <text:p>1.4619022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I()/180*[.A5]" office:value-type="float" office:value="0.383972435438752" calcext:value-type="float">
            <text:p>0.3839724354</text:p>
          </table:table-cell>
          <table:table-cell/>
          <table:table-cell table:formula="of:=SIN([.B5])" office:value-type="float" office:value="0.374606593415912" calcext:value-type="float">
            <text:p>0.3746065934</text:p>
          </table:table-cell>
          <table:table-cell table:formula="of:=1/(2*[.D5])" office:value-type="float" office:value="1.33473358127701" calcext:value-type="float">
            <text:p>1.3347335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I()/180*[.A6]" office:value-type="float" office:value="0.401425727958696" calcext:value-type="float">
            <text:p>0.401425728</text:p>
          </table:table-cell>
          <table:table-cell/>
          <table:table-cell table:formula="of:=SIN([.B6])" office:value-type="float" office:value="0.390731128489274" calcext:value-type="float">
            <text:p>0.3907311285</text:p>
          </table:table-cell>
          <table:table-cell table:formula="of:=1/(2*[.D6])" office:value-type="float" office:value="1.27965233262373" calcext:value-type="float">
            <text:p>1.27965233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I()/180*[.A7]" office:value-type="float" office:value="0.418879020478639" calcext:value-type="float">
            <text:p>0.4188790205</text:p>
          </table:table-cell>
          <table:table-cell/>
          <table:table-cell table:formula="of:=SIN([.B7])" office:value-type="float" office:value="0.4067366430758" calcext:value-type="float">
            <text:p>0.4067366431</text:p>
          </table:table-cell>
          <table:table-cell table:formula="of:=1/(2*[.D7])" office:value-type="float" office:value="1.22929666778712" calcext:value-type="float">
            <text:p>1.22929666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I()/180*[.A8]" office:value-type="float" office:value="0.436332312998582" calcext:value-type="float">
            <text:p>0.436332313</text:p>
          </table:table-cell>
          <table:table-cell/>
          <table:table-cell table:formula="of:=SIN([.B8])" office:value-type="float" office:value="0.422618261740699" calcext:value-type="float">
            <text:p>0.4226182617</text:p>
          </table:table-cell>
          <table:table-cell table:formula="of:=1/(2*[.D8])" office:value-type="float" office:value="1.18310079157625" calcext:value-type="float">
            <text:p>1.18310079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I()/180*[.A9]" office:value-type="float" office:value="0.488692190558412" calcext:value-type="float">
            <text:p>0.4886921906</text:p>
          </table:table-cell>
          <table:table-cell/>
          <table:table-cell table:formula="of:=SIN([.B9])" office:value-type="float" office:value="0.469471562785891" calcext:value-type="float">
            <text:p>0.4694715628</text:p>
          </table:table-cell>
          <table:table-cell table:formula="of:=1/(2*[.D9])" office:value-type="float" office:value="1.06502723409476" calcext:value-type="float">
            <text:p>1.06502723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I()/180*[.A10]" office:value-type="float" office:value="0.523598775598299" calcext:value-type="float">
            <text:p>0.5235987756</text:p>
          </table:table-cell>
          <table:table-cell/>
          <table:table-cell table:formula="of:=SIN([.B10])" office:value-type="float" office:value="0.5" calcext:value-type="float">
            <text:p>0.5</text:p>
          </table:table-cell>
          <table:table-cell table:formula="of:=1/(2*[.D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I()/180*[.A11]" office:value-type="float" office:value="0.610865238198015" calcext:value-type="float">
            <text:p>0.6108652382</text:p>
          </table:table-cell>
          <table:table-cell/>
          <table:table-cell table:formula="of:=SIN([.B11])" office:value-type="float" office:value="0.573576436351046" calcext:value-type="float">
            <text:p>0.5735764364</text:p>
          </table:table-cell>
          <table:table-cell table:formula="of:=1/(2*[.D11])" office:value-type="float" office:value="0.871723397810549" calcext:value-type="float">
            <text:p>0.87172339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I()/180*[.A12]" office:value-type="float" office:value="0.698131700797732" calcext:value-type="float">
            <text:p>0.6981317008</text:p>
          </table:table-cell>
          <table:table-cell/>
          <table:table-cell table:formula="of:=SIN([.B12])" office:value-type="float" office:value="0.642787609686539" calcext:value-type="float">
            <text:p>0.6427876097</text:p>
          </table:table-cell>
          <table:table-cell table:formula="of:=1/(2*[.D12])" office:value-type="float" office:value="0.777861913430206" calcext:value-type="float">
            <text:p>0.7778619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mula: R = L/(2sin 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1:48:55.195913860</meta:creation-date>
    <dc:date>2017-01-11T14:32:54.193451529</dc:date>
    <meta:editing-duration>PT2H28M48S</meta:editing-duration>
    <meta:editing-cycles>1</meta:editing-cycles>
    <meta:document-statistic meta:table-count="1" meta:cell-count="49" meta:object-count="0"/>
    <meta:generator>LibreOffice/5.0.3.2$Linux_X86_64 LibreOffice_project/00m0$Build-2</meta:generator>
  </office:meta>
</office:document-meta>
</file>